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1532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2.11" calcext:value-type="float">
            <text:p>2.11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23 kWh</text:p>
          </table:table-cell>
          <table:table-cell office:value-type="float" office:value="675.67" calcext:value-type="float">
            <text:p>675.67</text:p>
          </table:table-cell>
          <table:table-cell office:value-type="string" calcext:value-type="string">
            <text:p>13-01-2017</text:p>
          </table:table-cell>
          <table:table-cell office:value-type="string" calcext:value-type="string">
            <text:p>10-02-2018</text:p>
          </table:table-cell>
          <table:table-cell office:value-type="float" office:value="4.03" calcext:value-type="float">
            <text:p>4.03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56.87" calcext:value-type="float">
            <text:p>-356.87</text:p>
          </table:table-cell>
          <table:table-cell office:value-type="string" calcext:value-type="string">
            <text:p>T-0</text:p>
          </table:table-cell>
          <table:table-cell office:value-type="float" office:value="409.41" calcext:value-type="float">
            <text:p>409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5.35" calcext:value-type="float">
            <text:p>5.35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160 kWh</text:p>
          </table:table-cell>
          <table:table-cell office:value-type="float" office:value="954.28" calcext:value-type="float">
            <text:p>954.28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3-01-2017</text:p>
          </table:table-cell>
          <table:table-cell office:value-type="float" office:value="11.21" calcext:value-type="float">
            <text:p>11.2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37.84" calcext:value-type="float">
            <text:p>1137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15.59" calcext:value-type="float">
            <text:p>15.59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202 kWh</text:p>
          </table:table-cell>
          <table:table-cell office:value-type="float" office:value="1254.43" calcext:value-type="float">
            <text:p>1254.43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14.21" calcext:value-type="float">
            <text:p>14.2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450.55" calcext:value-type="float">
            <text:p>1450.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string" calcext:value-type="string">
            <text:p>189 kWh</text:p>
          </table:table-cell>
          <table:table-cell office:value-type="float" office:value="1155.21" calcext:value-type="float">
            <text:p>1155.21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3.21" calcext:value-type="float">
            <text:p>13.2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34.05" calcext:value-type="float">
            <text:p>1334.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0.86" calcext:value-type="float">
            <text:p>0.86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191 kWh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3.3" calcext:value-type="float">
            <text:p>13.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44.12" calcext:value-type="float">
            <text:p>1344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2.1" calcext:value-type="float">
            <text:p>2.1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40 kWh</text:p>
          </table:table-cell>
          <table:table-cell office:value-type="float" office:value="791.08" calcext:value-type="float">
            <text:p>791.08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4.56" calcext:value-type="float">
            <text:p>4.56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417.83" calcext:value-type="float">
            <text:p>-417.83</text:p>
          </table:table-cell>
          <table:table-cell office:value-type="string" calcext:value-type="string">
            <text:p>T-0</text:p>
          </table:table-cell>
          <table:table-cell office:value-type="float" office:value="462.7" calcext:value-type="float">
            <text:p>462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1.61" calcext:value-type="float">
            <text:p>1.61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154 kWh</text:p>
          </table:table-cell>
          <table:table-cell office:value-type="float" office:value="892.03" calcext:value-type="float">
            <text:p>892.03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5.59" calcext:value-type="float">
            <text:p>5.59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472.06" calcext:value-type="float">
            <text:p>-472.06</text:p>
          </table:table-cell>
          <table:table-cell office:value-type="string" calcext:value-type="string">
            <text:p>T-0</text:p>
          </table:table-cell>
          <table:table-cell office:value-type="float" office:value="565.81" calcext:value-type="float">
            <text:p>565.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0.51" calcext:value-type="float">
            <text:p>0.51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33 kWh</text:p>
          </table:table-cell>
          <table:table-cell office:value-type="float" office:value="732.02" calcext:value-type="float">
            <text:p>732.02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4.28" calcext:value-type="float">
            <text:p>4.28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86.63" calcext:value-type="float">
            <text:p>-386.63</text:p>
          </table:table-cell>
          <table:table-cell office:value-type="string" calcext:value-type="string">
            <text:p>T-0</text:p>
          </table:table-cell>
          <table:table-cell office:value-type="float" office:value="432.29" calcext:value-type="float">
            <text:p>432.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153 kWh</text:p>
          </table:table-cell>
          <table:table-cell office:value-type="float" office:value="867.33" calcext:value-type="float">
            <text:p>867.33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5.47" calcext:value-type="float">
            <text:p>5.47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458.3" calcext:value-type="float">
            <text:p>-458.3</text:p>
          </table:table-cell>
          <table:table-cell office:value-type="string" calcext:value-type="string">
            <text:p>T-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0.54" calcext:value-type="float">
            <text:p>0.54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07 kWh</text:p>
          </table:table-cell>
          <table:table-cell office:value-type="float" office:value="1226.75" calcext:value-type="float">
            <text:p>1226.75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3.89" calcext:value-type="float">
            <text:p>13.8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403.65" calcext:value-type="float">
            <text:p>1403.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172 kWh</text:p>
          </table:table-cell>
          <table:table-cell office:value-type="float" office:value="981.84" calcext:value-type="float">
            <text:p>981.84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11.44" calcext:value-type="float">
            <text:p>11.4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55.07" calcext:value-type="float">
            <text:p>1155.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37 kWh</text:p>
          </table:table-cell>
          <table:table-cell office:value-type="float" office:value="733.6" calcext:value-type="float">
            <text:p>733.6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4.28" calcext:value-type="float">
            <text:p>4.28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386.74" calcext:value-type="float">
            <text:p>-386.74</text:p>
          </table:table-cell>
          <table:table-cell office:value-type="string" calcext:value-type="string">
            <text:p>T-0</text:p>
          </table:table-cell>
          <table:table-cell office:value-type="float" office:value="431.92" calcext:value-type="float">
            <text:p>431.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0:54:38.341000000</meta:creation-date>
    <dc:date>2018-03-27T20:58:00.206000000</dc:date>
    <meta:editing-duration>PT3M22S</meta:editing-duration>
    <meta:editing-cycles>1</meta:editing-cycles>
    <meta:document-statistic meta:table-count="1" meta:cell-count="159" meta:object-count="0"/>
    <meta:generator>LibreOffice/5.3.4.2$Windows_x86 LibreOffice_project/f82d347ccc0be322489bf7da61d7e4ad13fe2ff3</meta:generator>
  </office:meta>
</office:document-meta>
</file>